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8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8pt" fo:font-weight="normal" officeooo:rsid="000866c3" officeooo:paragraph-rsid="000866c3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28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8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in" fo:margin-bottom="0.139in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0866c3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.Vishnu vikas rao</text:p>
      <text:p text:style-name="P2">1921<text:span text:style-name="T2">25036</text:span></text:p>
      <text:p text:style-name="P4">Computer networks</text:p>
      <text:p text:style-name="P5">Experiment(6):-</text:p>
      <text:p text:style-name="P6">Aim:-</text:p>
      <text:p text:style-name="P7">Data link layer traffic simulation(LLDP).</text:p>
      <text:p text:style-name="P6">Software requirements:-</text:p>
      <text:p text:style-name="P7">switches,router.</text:p>
      <text:p text:style-name="P6">steps:-</text:p>
      <text:p text:style-name="P7">step1:-lets take router and two switches.</text:p>
      <text:p text:style-name="P7">step2:-connect all switches to the router and switches.</text:p>
      <text:p text:style-name="P7">step3:-give an unique ip adress to the router </text:p>
      <text:p text:style-name="P7">step4:-go to switches and type the commands to connect all switches correctly.</text:p>
      <text:p text:style-name="P1"><text:soft-page-break/><draw:frame draw:style-name="fr1" draw:name="1" text:anchor-type="as-char" svg:width="6in" style:rel-width="scale" svg:height="3.37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draw:frame draw:style-name="fr1" draw:name="2" text:anchor-type="as-char" svg:width="6in" style:rel-width="scale" svg:height="3.375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7T20:47:57.206000000</dc:date>
    <meta:editing-duration>PT59S</meta:editing-duration>
    <meta:editing-cycles>1</meta:editing-cycles>
    <meta:generator>Neat_Office/6.2.8.2$Windows_x86 LibreOffice_project/</meta:generator>
    <meta:document-statistic meta:table-count="0" meta:image-count="0" meta:object-count="2" meta:page-count="2" meta:paragraph-count="15" meta:word-count="51" meta:character-count="371" meta:non-whitespace-character-count="332"/>
  </office:meta>
</office:document-meta>
</file>